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draw:fill-color="#ffffff" draw:auto-grow-height="true" fo:min-height="3.178cm"/>
    </style:style>
    <style:style style:name="pr5" style:family="presentation" style:parent-style-name="TWU_20_Slide-outline1">
      <style:graphic-properties fo:min-height="13.86cm"/>
    </style:style>
    <style:style style:name="pr6" style:family="presentation" style:parent-style-name="TWU_20_Slide-notes">
      <style:graphic-properties draw:fill-color="#ffffff" draw:auto-grow-height="true" fo:min-height="12.573cm"/>
    </style:style>
    <style:style style:name="pr7" style:family="presentation" style:parent-style-name="TWU_20_Slide-title">
      <style:graphic-properties fo:min-height="2.927cm"/>
    </style:style>
    <style:style style:name="pr8" style:family="presentation" style:parent-style-name="TWU_20_Slide-outline1">
      <style:graphic-properties fo:min-height="14.016cm"/>
    </style:style>
    <style:style style:name="pr9" style:family="presentation" style:parent-style-name="TWU_20_Slide-notes">
      <style:graphic-properties draw:fill-color="#ffffff" fo:min-height="12.322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T1" style:family="text">
      <style:text-properties fo:color="#ffff00"/>
    </style:style>
    <style:style style:name="T2" style:family="text">
      <style:text-properties fo:color="#23ff23"/>
    </style:style>
    <style:style style:name="T3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review</presentation:footer-decl>
      <presentation:footer-decl presentation:name="ftr2">CMPTxxxx</presentation:footer-decl>
      <presentation:date-time-decl presentation:name="dtd1" presentation:source="fixed">1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Mid-term Review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1 Mar 2010</text:p>
            <text:p text:style-name="P1">CMPT166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178cm" svg:x="1cm" svg:y="0.337cm" presentation:class="title">
          <draw:text-box>
            <text:p text:style-name="P1">Review on one slide</text:p>
          </draw:text-box>
        </draw:frame>
        <draw:frame presentation:style-name="pr5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1">Java</text:span> basics <text:span text:style-name="T2">(ch1)</text:span></text:p>
                <text:list>
                  <text:list-item>
                    <text:p><text:span text:style-name="T1">Console</text:span> I/O <text:span text:style-name="T2">(2)</text:span>, <text:span text:style-name="T1">if</text:span>/<text:span text:style-name="T1">while</text:span>/<text:span text:style-name="T1">for</text:span> <text:span text:style-name="T2">(3)</text:span></text:p>
                  </text:list-item>
                  <text:list-item>
                    <text:p><text:span text:style-name="T1">Arrays</text:span> <text:span text:style-name="T2">(6)</text:span>, <text:span text:style-name="T1">Exceptions</text:span> <text:span text:style-name="T2">(9)</text:span></text:p>
                  </text:list-item>
                </text:list>
              </text:list-item>
              <text:list-item>
                <text:p><text:span text:style-name="T1">OO</text:span> design: <text:span text:style-name="T1">Classes</text:span>, pub/priv/prot <text:span text:style-name="T2">(4)</text:span></text:p>
                <text:list>
                  <text:list-item>
                    <text:p><text:span text:style-name="T1">static</text:span>, Alias/<text:span text:style-name="T1">ref</text:span>, <text:span text:style-name="T1">Packages</text:span> <text:span text:style-name="T2">(5)</text:span></text:p>
                  </text:list-item>
                  <text:list-item>
                    <text:p><text:span text:style-name="T1">Inheritance</text:span> <text:span text:style-name="T2">(7)</text:span>, <text:span text:style-name="T1">Polymorphism</text:span>, <text:span text:style-name="T1">abstract</text:span> <text:span text:style-name="T2">(8)</text:span></text:p>
                  </text:list-item>
                  <text:list-item>
                    <text:p><text:span text:style-name="T1">Interfaces</text:span>, <text:span text:style-name="T1">Inner</text:span> classes <text:span text:style-name="T2">(13)</text:span></text:p>
                  </text:list-item>
                </text:list>
              </text:list-item>
              <text:list-item>
                <text:p><text:span text:style-name="T1">File</text:span> I/O <text:span text:style-name="T2">(10)</text:span>: text, byte, object (<text:span text:style-name="T1">Serializable</text:span>)</text:p>
              </text:list-item>
              <text:list-item>
                <text:p><text:span text:style-name="T1">Swing</text:span> <text:span text:style-name="T2">(17-18)</text:span>: <text:span text:style-name="T1">events</text:span>, listeners, layout, widget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Java basics (ch1-3, 6, 9)</text:p>
          </draw:text-box>
        </draw:frame>
        <draw:frame presentation:style-name="pr8" draw:layer="layout" svg:width="25.199cm" svg:height="15.075cm" svg:x="1.4cm" svg:y="4.507cm" presentation:class="outline" presentation:user-transformed="true">
          <draw:text-box>
            <text:list text:style-name="L2">
              <text:list-item>
                <text:p><text:span text:style-name="T1">Java</text:span> system: <text:span text:style-name="T1">JDK</text:span>/<text:span text:style-name="T1">JRE</text:span>, bytecode, VM</text:p>
                <text:list>
                  <text:list-item>
                    <text:p>8 <text:span text:style-name="T1">primitive</text:span> types (and OO wrapper classes)</text:p>
                  </text:list-item>
                  <text:list-item>
                    <text:p><text:span text:style-name="T1">Style</text:span>: naming, Javadoc comments</text:p>
                  </text:list-item>
                </text:list>
              </text:list-item>
              <text:list-item>
                <text:p><text:span text:style-name="T1">I/O</text:span>: <text:span text:style-name="T2">print</text:span>/<text:span text:style-name="T2">ln</text:span>/<text:span text:style-name="T2">f</text:span>, Formatter, <text:span text:style-name="T1">Scanner</text:span>, <text:span text:style-name="T2">next*()</text:span></text:p>
              </text:list-item>
              <text:list-item>
                <text:p><text:span text:style-name="T2">if</text:span>/<text:span text:style-name="T2">else</text:span>, <text:span text:style-name="T2">switch</text:span>, <text:span text:style-name="T2">while</text:span>, <text:span text:style-name="T2">for(;;)</text:span>, <text:span text:style-name="T2">break</text:span>/<text:span text:style-name="T2">continue</text:span></text:p>
              </text:list-item>
              <text:list-item>
                <text:p><text:span text:style-name="T1">Arrays</text:span>: declare → allocate → instantiate elts</text:p>
                <text:list>
                  <text:list-item>
                    <text:p>Python-style for loops:<text:span text:style-name="T2"> for (elt : array)</text:span></text:p>
                  </text:list-item>
                </text:list>
              </text:list-item>
              <text:list-item>
                <text:p><text:span text:style-name="T1">Exceptions</text:span>: <text:span text:style-name="T2">try</text:span>/<text:span text:style-name="T2">throw</text:span>/<text:span text:style-name="T2">catch</text:span></text:p>
                <text:list>
                  <text:list-item>
                    <text:p><text:span text:style-name="T1">Catch-or-declare </text:span><text:span text:style-name="T3">rule</text:span></text:p>
                  </text:list-item>
                  <text:list-item>
                    <text:p><text:span text:style-name="T1">Subclassing</text:span> Exception, auxiliary data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 presentation:user-transformed="true">
          <draw:text-box>
            <text:p>OO concepts (ch4-5, 7-8, 13)</text:p>
          </draw:text-box>
        </draw:frame>
        <draw:frame presentation:style-name="pr8" draw:layer="layout" svg:width="25.199cm" svg:height="14.479cm" svg:x="1.4cm" svg:y="4.507cm" presentation:class="outline" presentation:user-transformed="true">
          <draw:text-box>
            <text:list text:style-name="L2">
              <text:list-item>
                <text:p><text:span text:style-name="T1">Creating</text:span> classes: <text:span text:style-name="T1">attributes</text:span>/<text:span text:style-name="T1">methods</text:span></text:p>
                <text:list>
                  <text:list-item>
                    <text:p><text:span text:style-name="T2">private</text:span> → (package) → <text:span text:style-name="T2">protected</text:span> → <text:span text:style-name="T2">public</text:span></text:p>
                  </text:list-item>
                  <text:list-item>
                    <text:p><text:span text:style-name="T1">Constructors</text:span>, calling <text:span text:style-name="T2">self()</text:span>, copy constructor</text:p>
                  </text:list-item>
                  <text:list-item>
                    <text:p><text:span text:style-name="T2">static</text:span>: class methods/attribs; static import</text:p>
                  </text:list-item>
                </text:list>
              </text:list-item>
              <text:list-item>
                <text:p><text:span text:style-name="T1">Inheritance</text:span>: overriding, polymorphism</text:p>
                <text:list>
                  <text:list-item>
                    <text:p>OO <text:span text:style-name="T1">design</text:span>: UML class diagram,<text:line-break/>“has a” vs. “is a” vs. “knows how to”</text:p>
                  </text:list-item>
                  <text:list-item>
                    <text:p><text:span text:style-name="T1">Abstract</text:span>, (mthd, cls) <text:span text:style-name="T2">final</text:span> (attrib, mthd, cls)</text:p>
                  </text:list-item>
                  <text:list-item>
                    <text:p><text:span text:style-name="T1">Interfaces</text:span></text:p>
                  </text:list-item>
                  <text:list-item>
                    <text:p><text:span text:style-name="T1">Inner</text:span> classes (e.g., use for event listeners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File I/O (ch10)</text:p>
          </draw:text-box>
        </draw:frame>
        <draw:frame presentation:style-name="pr8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<text:span text:style-name="T2">File</text:span> object</text:p>
              </text:list-item>
              <text:list-item>
                <text:p><text:span text:style-name="T1">Text</text:span>-based I/O:</text:p>
                <text:list>
                  <text:list-item>
                    <text:p><text:span text:style-name="T2">PrintStream</text:span>, <text:span text:style-name="T2">print</text:span>/<text:span text:style-name="T2">ln</text:span>/<text:span text:style-name="T2">f</text:span>()</text:p>
                  </text:list-item>
                  <text:list-item>
                    <text:p><text:span text:style-name="T2">Scanner</text:span>, <text:span text:style-name="T2">next</text:span>/<text:span text:style-name="T2">Int</text:span>/<text:span text:style-name="T2">Double</text:span>/<text:span text:style-name="T2">Line</text:span>()</text:p>
                  </text:list-item>
                </text:list>
              </text:list-item>
              <text:list-item>
                <text:p><text:span text:style-name="T1">Byte</text:span>-based I/O: <text:span text:style-name="T2">File</text:span>{<text:span text:style-name="T2">Output</text:span>,<text:span text:style-name="T2">Input</text:span>}<text:span text:style-name="T2">Stream</text:span></text:p>
              </text:list-item>
              <text:list-item>
                <text:p><text:span text:style-name="T1">Object</text:span>-based I/O:</text:p>
                <text:list>
                  <text:list-item>
                    <text:p><text:span text:style-name="T2">ObjectOutputStream</text:span>, .<text:span text:style-name="T2">writeObject</text:span>(obj)</text:p>
                  </text:list-item>
                  <text:list-item>
                    <text:p><text:span text:style-name="T2">ObjectInputStream</text:span>, .<text:span text:style-name="T2">readObject</text:span>() (Object)</text:p>
                  </text:list-item>
                </text:list>
              </text:list-item>
              <text:list-item>
                <text:p><text:span text:style-name="T1">Exceptions</text:span> (<text:span text:style-name="T2">IOException</text:span>): FileNotFound, EOF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2.927cm" svg:x="1cm" svg:y="0.462cm" presentation:class="title">
          <draw:text-box>
            <text:p>Swing (ch17-18)</text:p>
          </draw:text-box>
        </draw:frame>
        <draw:frame presentation:style-name="pr8" draw:layer="layout" svg:width="25.199cm" svg:height="14.559cm" svg:x="1.4cm" svg:y="4.507cm" presentation:class="outline" presentation:user-transformed="true">
          <draw:text-box>
            <text:list text:style-name="L2">
              <text:list-item>
                <text:p><text:span text:style-name="T1">Event</text:span> programming model:</text:p>
                <text:list>
                  <text:list-item>
                    <text:p><text:span text:style-name="T2">main()</text:span> → JFrame subclass <text:span text:style-name="T1">constructor</text:span><text:line-break/>→ create/layout <text:span text:style-name="T1">widgets</text:span></text:p>
                  </text:list-item>
                  <text:list-item>
                    <text:p><text:span text:style-name="T1">Events</text:span> → event <text:span text:style-name="T1">listeners</text:span></text:p>
                  </text:list-item>
                </text:list>
              </text:list-item>
              <text:list-item>
                <text:p><text:span text:style-name="T1">Widgets</text:span>: <text:span text:style-name="T2">JPanel</text:span>, <text:span text:style-name="T2">JButton</text:span>, <text:span text:style-name="T2">JLabel</text:span>, <text:span text:style-name="T2">JTextBox</text:span>, etc.</text:p>
                <text:list>
                  <text:list-item>
                    <text:p><text:span text:style-name="T1">Action cmd</text:span>: .<text:span text:style-name="T2">setText</text:span>, .<text:span text:style-name="T2">getActionCommand</text:span>()</text:p>
                  </text:list-item>
                  <text:list-item>
                    <text:p><text:span text:style-name="T1">Menus</text:span>: <text:span text:style-name="T2">MenuBar</text:span>, <text:span text:style-name="T2">Menu</text:span>, <text:span text:style-name="T2">MenuItem</text:span></text:p>
                  </text:list-item>
                </text:list>
              </text:list-item>
              <text:list-item>
                <text:p><text:span text:style-name="T1">Layout</text:span> managers:</text:p>
                <text:list>
                  <text:list-item>
                    <text:p>Flow, Border, Grid, GridBag, Group</text:p>
                  </text:list-item>
                </text:list>
              </text:list-item>
              <text:list-item>
                <text:p><text:span text:style-name="T1">Drawing</text:span>: paint/Component(), shapes, colours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 draw:page-number="2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3-01T09:54:55</meta:creation-date>
    <dc:language>en-US</dc:language>
    <meta:editing-cycles>5</meta:editing-cycles>
    <meta:editing-duration>PT04H33M17S</meta:editing-duration>
    <meta:initial-creator>sean ho</meta:initial-creator>
    <dc:date>2010-03-01T14:28:05</dc:date>
    <dc:creator>sean ho</dc:creator>
    <meta:document-statistic meta:object-count="184"/>
    <meta:user-defined meta:name="Info 1"/>
    <meta:user-defined meta:name="Info 2"/>
    <meta:user-defined meta:name="Info 3"/>
    <meta:user-defined meta:name="Info 4"/>
    <meta:template xlink:type="simple" xlink:actuate="onRequest" xlink:title="" xlink:href="file:///home/seanho/.ooo3/user/template/TWU%20Lecture.otp"/>
  </office:meta>
</office:document-meta>
</file>